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What can you advice in terms of coding productivity, i have setup when i describe task on start and end, time it, but it didn't help much, i still get distracted. Maybe i should have better investment strategy with what to get from each coding run </text:p>
      <text:p text:style-name="Standard">ChatGPT</text:p>
      <text:p text:style-name="Standard">Improving your coding productivity and minimizing distractions can be achieved with some simple strategies:</text:p>
      <text:p text:style-name="Standard"/>
      <text:p text:style-name="Standard">Break Tasks into Smaller Steps: Divide your coding tasks into smaller, manageable steps or subtasks. This makes it easier to focus on completing one part at a time.</text:p>
      <text:p text:style-name="Standard"/>
      <text:p text:style-name="Standard">Set Clear Goals: Before you start coding, define clear goals for what you want to accomplish in that coding session. Knowing what you want to achieve can help maintain focus.</text:p>
      <text:p text:style-name="Standard"/>
      <text:p text:style-name="Standard">Time Blocking: Allocate specific blocks of time for coding, and stick to these schedules as closely as possible. Avoid multitasking during these dedicated coding periods.</text:p>
      <text:p text:style-name="Standard"/>
      <text:p text:style-name="Standard">Minimize Distractions: Identify common distractions and take steps to minimize them. This might mean turning off notifications, silencing your phone, or using website blockers to limit access to distracting websites.</text:p>
      <text:p text:style-name="Standard"/>
      <text:p text:style-name="Standard">Use the Pomodoro Technique: Work for a focused 25-minute period, then take a 5-minute break. After four cycles, take a longer break. This can help maintain concentration and prevent burnout.</text:p>
      <text:p text:style-name="Standard"/>
      <text:p text:style-name="Standard">Plan Regular Breaks: Regular short breaks can help refresh your mind and prevent burnout. Use your task descriptions to plan when to take breaks.</text:p>
      <text:p text:style-name="Standard"/>
      <text:p text:style-name="Standard">Invest in Ergonomics: Ensure your workspace is comfortable and ergonomically designed to reduce physical distractions or discomfort.</text:p>
      <text:p text:style-name="Standard"/>
      <text:p text:style-name="Standard">Avoid Perfectionism: Don't aim for perfection in a single coding session. Focus on making progress and refining your work over multiple iterations.</text:p>
      <text:p text:style-name="Standard"/>
      <text:p text:style-name="Standard">Learn Keyboard Shortcuts: Mastering keyboard shortcuts can significantly speed up your coding workflow and reduce distractions caused by searching through menus.</text:p>
      <text:p text:style-name="Standard"/>
      <text:p text:style-name="Standard">Prioritize Tasks: Determine the most critical tasks that need to be completed first, and tackle those early in your coding session.</text:p>
      <text:p text:style-name="Standard"/>
      <text:p text:style-name="Standard">Reflect and Learn: At the end of each coding session, reflect on what you accomplished and what could have been done better. Use this feedback to improve future sessions.</text:p>
      <text:p text:style-name="Standard"/>
      <text:p text:style-name="Standard">Stay Healthy: Ensure you get enough sleep, eat well, and exercise regularly. A healthy body and mind are better equipped to stay focused and productive.</text:p>
      <text:p text:style-name="Standard"/>
      <text:p text:style-name="Standard">Regarding your mention of an "investment strategy," it's not entirely clear what you mean. If you're referring to getting more value from your coding efforts, it's essential to prioritize tasks that align with your project's goals and deliver the most significant impact. This involves good project management practices and regularly reassessing your priorities.</text:p>
      <text:p text:style-name="Standard"/>
      <text:p text:style-name="Standard">Remember, improving productivity takes time and practice. Experiment with these strategies to find what works best for you, and don't be too hard on yourself if you occasionally get distract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9-26T14:45:36.789000000</dc:date>
    <meta:editing-duration>PT3H5M20S</meta:editing-duration>
    <meta:editing-cycles>1</meta:editing-cycles>
    <meta:document-statistic meta:table-count="0" meta:image-count="0" meta:object-count="0" meta:page-count="1" meta:paragraph-count="17" meta:word-count="446" meta:character-count="2869" meta:non-whitespace-character-count="2439"/>
    <meta:generator>LibreOffice/7.3.2.2$Windows_X86_64 LibreOffice_project/49f2b1bff42cfccbd8f788c8dc32c1c309559be0</meta:generator>
  </office:meta>
</office:document-meta>
</file>